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  <style:text-properties fo:font-size="36pt" style:font-size-asian="36pt" style:font-size-complex="36pt"/>
    </style:style>
    <style:style style:name="P6" style:family="paragraph">
      <style:paragraph-properties fo:margin-left="0cm" fo:margin-right="0cm" fo:text-align="start" fo:text-indent="0cm" style:writing-mode="lr-tb"/>
      <style:text-properties fo:font-size="36pt" style:font-size-asian="36pt" style:font-size-complex="36pt"/>
    </style:style>
    <style:style style:name="P7" style:family="paragraph">
      <style:paragraph-properties fo:margin-left="0cm" fo:margin-right="0cm" fo:text-align="start" fo:text-indent="0cm" style:writing-mode="lr-tb"/>
      <style:text-properties fo:color="#000000" fo:font-size="36pt" style:font-size-asian="36pt" style:font-size-complex="36pt"/>
    </style:style>
    <style:style style:name="P8" style:family="paragraph">
      <style:paragraph-properties fo:margin-left="0cm" fo:margin-right="0cm" fo:text-align="end" fo:text-indent="0cm" style:writing-mode="rl-tb"/>
      <style:text-properties fo:color="#000000" fo:font-size="36pt" style:font-size-asian="36pt" style:font-size-complex="36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text-align="end" style:writing-mode="rl-tb"/>
      <style:text-properties fo:font-size="32pt" style:font-size-asian="32pt" style:font-size-complex="32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36pt" style:font-size-asian="32pt" style:font-size-complex="32pt"/>
    </style:style>
    <style:style style:name="P14" style:family="paragraph">
      <style:paragraph-properties fo:text-align="end" style:writing-mode="rl-tb"/>
      <style:text-properties fo:color="#000099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size="36pt" style:font-size-asian="36pt" style:font-size-complex="36pt"/>
    </style:style>
    <style:style style:name="T4" style:family="text">
      <style:text-properties fo:color="#3333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7f0055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00" fo:font-size="36pt" style:font-size-asian="36pt" style:font-name-complex="Monospace2" style:font-size-complex="36pt"/>
    </style:style>
    <style:style style:name="T8" style:family="text">
      <style:text-properties style:use-window-font-color="true" fo:font-size="36pt" style:font-size-asian="36pt" style:font-size-complex="3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6600" fo:font-size="32pt" style:font-size-asian="32pt" style:font-size-complex="32pt"/>
    </style:style>
    <style:style style:name="T13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cc0000" fo:font-size="32pt" style:font-size-asian="32pt" style:font-size-complex="3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size-asian="48pt" style:font-style-asian="normal" style:font-size-complex="48pt" style:language-complex="he" style:country-complex="IL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8pt" style:font-style-asian="normal" style:font-weight-asian="normal" style:font-size-complex="48pt" style:language-complex="he" style:country-complex="IL" style:font-style-complex="normal" style:font-weight-complex="normal"/>
    </style:style>
    <style:style style:name="T17" style:family="text">
      <style:text-properties fo:color="#000099" style:font-size-asian="32pt" style:font-size-complex="32pt"/>
    </style:style>
    <style:style style:name="T18" style:family="text">
      <style:text-properties fo:color="#000099" fo:font-weight="bold" style:font-size-asian="32pt" style:font-weight-asian="bold" style:font-size-complex="32pt" style:font-weight-complex="bold"/>
    </style:style>
    <style:style style:name="T19" style:family="text">
      <style:text-properties fo:color="#cc0000" style:font-size-asian="32pt" style:font-size-complex="32pt"/>
    </style:style>
    <style:style style:name="T20" style:family="text">
      <style:text-properties fo:color="#000099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ירושה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5" draw:layer="layout" svg:width="26.924cm" svg:height="15.748cm" svg:x="0.762cm" svg:y="4.064cm" presentation:class="outline" presentation:user-transformed="true">
          <draw:text-box>
            <text:list text:style-name="L2">
              <text:list-header>
                <text:p text:style-name="P5"><text:span text:style-name="T3">כדי שהתוכנה תשקף את המציאות.</text:span></text:p>
                <text:p text:style-name="P5"><text:span text:style-name="T3">למשל: במציאות, </text:span><text:span text:style-name="T4">מנהל</text:span><text:span text:style-name="T3"> הוא סוג של </text:span><text:span text:style-name="T4">עובד</text:span><text:span text:style-name="T3">. </text:span><text:span text:style-name="T3"><text:line-break/></text:span><text:span text:style-name="T3">לשניהם יש שם ומשכורת. אבל למנהל יש גם בונוס.</text:span><text:span text:style-name="T3"><text:line-break/></text:span><text:span text:style-name="T3">לכן בתוכנה:</text:span></text:p>
              </text:list-header>
            </text:list>
            <text:p text:style-name="P6"><text:span text:style-name="T5">public</text:span><text:span text:style-name="T6"> </text:span><text:span text:style-name="T5">class</text:span><text:span text:style-name="T6"> Manager </text:span><text:span text:style-name="T5">extends</text:span><text:span text:style-name="T6"> Employee {</text:span></text:p>
            <text:p text:style-name="P7"><text:span text:style-name="T6"><text:s text:c="4"/></text:span><text:span text:style-name="T3">... </text:span><text:span text:style-name="T7">שדות נוספים</text:span><text:span text:style-name="T6"> </text:span><text:span text:style-name="T3">... </text:span></text:p>
            <text:p text:style-name="P7"><text:span text:style-name="T6"><text:s text:c="4"/></text:span><text:span text:style-name="T3">... </text:span><text:span text:style-name="T7">מתודות נוספות או מוחלפות</text:span><text:span text:style-name="T6"> </text:span><text:span text:style-name="T3">…</text:span></text:p>
            <text:p text:style-name="P7"><text:span text:style-name="T8">}</text:span></text:p>
            <text:p text:style-name="P8"><text:span text:style-name="T4"><text:s text:c="4"/>מושגים</text:span><text:span text:style-name="T3">: העובד הוא </text:span><text:span text:style-name="T4">supertype</text:span><text:span text:style-name="T3"> והמנהל הוא </text:span><text:span text:style-name="T4">subtype</text:span><text:span text:style-name="T3">.</text:span></text:p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9">ירושה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1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11"><text:span text:style-name="T10">מתודות עם אותו שם ומימוש שונה.</text:span></text:p>
              </text:list-item>
              <text:list-item>
                <text:p text:style-name="P11"><text:span text:style-name="T10">בג’אבה יש שני סוגים של ריבוי-צורה:</text:span></text:p>
                <text:list>
                  <text:list-item>
                    <text:p text:style-name="P11"><text:span text:style-name="T11">החלפה</text:span><text:span text:style-name="T12"> – </text:span><text:span text:style-name="T12">Overriding</text:span><text:span text:style-name="T12">:</text:span></text:p>
                    <text:list>
                      <text:list-item>
                        <text:p text:style-name="P11"><text:span text:style-name="T12">בחירת המתודה מתבצעת לפי סוג העצם.</text:span></text:p>
                      </text:list-item>
                      <text:list-item>
                        <text:p text:style-name="P11"><text:span text:style-name="T12">קישור מאוחר – </text:span><text:span text:style-name="T12">late binding</text:span><text:span text:style-name="T12">.</text:span></text:p>
                      </text:list-item>
                    </text:list>
                  </text:list-item>
                  <text:list-item>
                    <text:p text:style-name="P11"><text:span text:style-name="T13">העמסה</text:span><text:span text:style-name="T14"> – </text:span><text:span text:style-name="T14">Overloading</text:span></text:p>
                    <text:list>
                      <text:list-item>
                        <text:p text:style-name="P12"><text:span text:style-name="T14">בחירת המתודה מתבצעת לפי סוג המשתנה.</text:span></text:p>
                      </text:list-item>
                      <text:list-item>
                        <text:p text:style-name="P12"><text:span text:style-name="T14">קישור מוקדם – </text:span><text:span text:style-name="T14">early binding</text:span><text:span text:style-name="T14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9">ריבוי צורה</text:span><text:span text:style-name="T15"> – </text:span><text:span text:style-name="T16">polymorphis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3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13"><text:span text:style-name="T17">עקרון ההחלפה של ליסקוב (</text:span><text:span text:style-name="T17">Liksov Substitution Principle</text:span><text:span text:style-name="T17">): <text:s text:c="3"/></text:span><text:span text:style-name="T17"><text:line-break/></text:span><text:span text:style-name="T17">* </text:span><text:span text:style-name="T18">אם</text:span><text:span text:style-name="T17"> מחלקה ב יורשת את מחלקה א, </text:span><text:span text:style-name="T17"><text:line-break/></text:span><text:span text:style-name="T17">* </text:span><text:span text:style-name="T18">אז </text:span><text:span text:style-name="T17">בכל מקום שבו יש עצם ממחלקה א אפשר לשים במקומו עצם ממחלקה ב והתוכנית תמשיך לעבוד בצורה תקינה.</text:span></text:p>
              </text:list-item>
              <text:list-item>
                <text:p text:style-name="P13"><text:span text:style-name="T19"><text:s/>דוגמה נגדית: מחסנית ווקטור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מתי </text:span><text:span text:style-name="T9">לא</text:span><text:span text:style-name="T15"> משתמשים בירושה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4" draw:layer="layout" svg:width="25.2cm" svg:height="14.899cm" svg:x="1.4cm" svg:y="4.913cm" presentation:class="outline" presentation:user-transformed="true">
          <draw:text-box>
            <text:list text:style-name="L3">
              <text:list-item>
                <text:p text:style-name="P14"><text:span text:style-name="T20">כל מחלקה יורשת מ-</text:span><text:span text:style-name="T20">Object</text:span><text:span text:style-name="T20"> מאחרי הקלעים.</text:span></text:p>
              </text:list-item>
              <text:list-item>
                <text:p text:style-name="P14"><text:span text:style-name="T20">מתודות של </text:span><text:span text:style-name="T20">Object</text:span><text:span text:style-name="T20">:</text:span></text:p>
                <text:list>
                  <text:list-item>
                    <text:p text:style-name="P11"><text:span text:style-name="T20">toString</text:span></text:p>
                  </text:list-item>
                  <text:list-item>
                    <text:p text:style-name="P11"><text:span text:style-name="T20">getClass</text:span></text:p>
                  </text:list-item>
                  <text:list-item>
                    <text:p text:style-name="P11"><text:span text:style-name="T20">equals, hashCode</text:span></text:p>
                  </text:list-item>
                  <text:list-item>
                    <text:p text:style-name="P11"><text:span text:style-name="T20">clone</text:span></text:p>
                  </text:list-item>
                  <text:list-item>
                    <text:p text:style-name="P11"><text:span text:style-name="T20">wait, notify, notifyAll</text:span></text:p>
                  </text:list-item>
                </text:list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המחלקה </text:span><text:span text:style-name="T15">Obje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17T17:46:17.657919568</dc:date>
    <meta:editing-cycles>295</meta:editing-cycles>
    <meta:editing-duration>P1DT25M55S</meta:editing-duration>
    <meta:document-statistic meta:object-count="167"/>
  </office:meta>
</office:document-meta>
</file>